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</style:style>
    <style:style style:name="T446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0518573559S</text:p>
        </text:list-item>
        <text:list-item>
          <text:p text:style-name="P307">BR243665390681S</text:p>
        </text:list-item>
        <text:list-item>
          <text:p text:style-name="P308">BR244642054556E</text:p>
        </text:list-item>
        <text:list-item>
          <text:p text:style-name="P309">BR245770983242Z</text:p>
        </text:list-item>
        <text:list-item>
          <text:p text:style-name="P310">BR249615051083R</text:p>
        </text:list-item>
        <text:list-item>
          <text:p text:style-name="P311">BR2419473785754</text:p>
        </text:list-item>
        <text:list-item>
          <text:p text:style-name="P312">BR2427090430418</text:p>
        </text:list-item>
        <text:list-item>
          <text:p text:style-name="P313">BR2466910545092</text:p>
        </text:list-item>
        <text:list-item>
          <text:p text:style-name="P314">BR2430175331723</text:p>
        </text:list-item>
        <text:list-item>
          <text:p text:style-name="P315">BR240135137271Z</text:p>
        </text:list-item>
        <text:list-item>
          <text:p text:style-name="P316">BR2423319451581</text:p>
        </text:list-item>
        <text:list-item>
          <text:p text:style-name="P317">BR247585974343X</text:p>
        </text:list-item>
        <text:list-item>
          <text:p text:style-name="P318">BR243997207445P</text:p>
        </text:list-item>
        <text:list-item>
          <text:p text:style-name="P319">BR249818806959P</text:p>
        </text:list-item>
        <text:list-item>
          <text:p text:style-name="P320">BR2478935242610</text:p>
        </text:list-item>
        <text:list-item>
          <text:p text:style-name="P321">BR2440708537710</text:p>
        </text:list-item>
        <text:list-item>
          <text:p text:style-name="P322">BR2465708417219</text:p>
        </text:list-item>
        <text:list-item>
          <text:p text:style-name="P323">BR2454859803323</text:p>
        </text:list-item>
        <text:list-item>
          <text:p text:style-name="P324">BR2464273476785</text:p>
        </text:list-item>
        <text:list-item>
          <text:p text:style-name="P325">BR243401104388V</text:p>
        </text:list-item>
        <text:list-item>
          <text:p text:style-name="P326">BR2401799749835</text:p>
        </text:list-item>
        <text:list-item>
          <text:p text:style-name="P327">BR2426580580213</text:p>
        </text:list-item>
        <text:list-item>
          <text:p text:style-name="P328">BR242372889059Z</text:p>
        </text:list-item>
        <text:list-item>
          <text:p text:style-name="P329">BR243985206963Y</text:p>
        </text:list-item>
        <text:list-item>
          <text:p text:style-name="P330">BR2486067239043</text:p>
        </text:list-item>
        <text:list-item>
          <text:p text:style-name="P331">BR246948288808E</text:p>
        </text:list-item>
        <text:list-item>
          <text:p text:style-name="P332">BR240323155267I</text:p>
        </text:list-item>
        <text:list-item>
          <text:p text:style-name="P333">BR240416451455B</text:p>
        </text:list-item>
        <text:list-item>
          <text:p text:style-name="P334">BR249142729035I</text:p>
        </text:list-item>
        <text:list-item>
          <text:p text:style-name="P335">BR2418147366877</text:p>
        </text:list-item>
        <text:list-item>
          <text:p text:style-name="P336">BR241242375753R</text:p>
        </text:list-item>
        <text:list-item>
          <text:p text:style-name="P337">BR240178386108M</text:p>
        </text:list-item>
        <text:list-item>
          <text:p text:style-name="P338">BR2474974109853</text:p>
        </text:list-item>
        <text:list-item>
          <text:p text:style-name="P339">BR249463423450Y</text:p>
        </text:list-item>
        <text:list-item>
          <text:p text:style-name="P340">BR240150950732Y</text:p>
        </text:list-item>
        <text:list-item>
          <text:p text:style-name="P341">BR245521330961L</text:p>
        </text:list-item>
        <text:list-item>
          <text:p text:style-name="P342">BR248326625748I</text:p>
        </text:list-item>
        <text:list-item>
          <text:p text:style-name="P343">BR244142272624L</text:p>
        </text:list-item>
        <text:list-item>
          <text:p text:style-name="P344">BR2497467753349</text:p>
        </text:list-item>
        <text:list-item>
          <text:p text:style-name="P345">BR241376653442Q</text:p>
        </text:list-item>
        <text:list-item>
          <text:p text:style-name="P346">BR243568279177U</text:p>
        </text:list-item>
        <text:list-item>
          <text:p text:style-name="P347">BR2439275140871</text:p>
        </text:list-item>
        <text:list-item>
          <text:p text:style-name="P348">BR241674298963R</text:p>
        </text:list-item>
        <text:list-item>
          <text:p text:style-name="P349">BR245571671637H</text:p>
        </text:list-item>
        <text:list-item>
          <text:p text:style-name="P350">BR249172724478H</text:p>
        </text:list-item>
        <text:list-item>
          <text:p text:style-name="P351">BR244831285975W</text:p>
        </text:list-item>
        <text:list-item>
          <text:p text:style-name="P352">BR248965237053J</text:p>
        </text:list-item>
        <text:list-item>
          <text:p text:style-name="P353">BR246010471425I</text:p>
        </text:list-item>
        <text:list-item>
          <text:p text:style-name="P354">BR248524093179Z</text:p>
        </text:list-item>
        <text:list-item>
          <text:p text:style-name="P355">BR249945437667U</text:p>
        </text:list-item>
        <text:list-item>
          <text:p text:style-name="P356">BR248939304687Q</text:p>
        </text:list-item>
        <text:list-item>
          <text:p text:style-name="P357">BR247195105373F</text:p>
        </text:list-item>
        <text:list-item>
          <text:p text:style-name="P358">BR248719929172N</text:p>
        </text:list-item>
        <text:list-item>
          <text:p text:style-name="P359">BR240747286257A</text:p>
        </text:list-item>
        <text:list-item>
          <text:p text:style-name="P360">BR246770299198C</text:p>
        </text:list-item>
        <text:list-item>
          <text:p text:style-name="P361">BR2410329179165</text:p>
        </text:list-item>
        <text:list-item>
          <text:p text:style-name="P362">BR2452693979390</text:p>
        </text:list-item>
        <text:list-item>
          <text:p text:style-name="P363">BR248258201559D</text:p>
        </text:list-item>
        <text:list-item>
          <text:p text:style-name="P364">BR245279778580Z</text:p>
        </text:list-item>
        <text:list-item>
          <text:p text:style-name="P365">BR247201077099W</text:p>
        </text:list-item>
        <text:list-item>
          <text:p text:style-name="P366">BR2438152090871</text:p>
        </text:list-item>
        <text:list-item>
          <text:p text:style-name="P367">BR2474624556700</text:p>
        </text:list-item>
        <text:list-item>
          <text:p text:style-name="P368">BR2451852675234</text:p>
        </text:list-item>
        <text:list-item>
          <text:p text:style-name="P369">BR249188837482X</text:p>
        </text:list-item>
        <text:list-item>
          <text:p text:style-name="P370">BR245034717875O</text:p>
        </text:list-item>
        <text:list-item>
          <text:p text:style-name="P371">BR247205639068C</text:p>
        </text:list-item>
        <text:list-item>
          <text:p text:style-name="P372">BR2490858919233</text:p>
        </text:list-item>
        <text:list-item>
          <text:p text:style-name="P373">BR241967984718C</text:p>
        </text:list-item>
        <text:list-item>
          <text:p text:style-name="P374">BR2472316231202</text:p>
        </text:list-item>
        <text:list-item>
          <text:p text:style-name="P375">BR242692080682B</text:p>
        </text:list-item>
        <text:list-item>
          <text:p text:style-name="P376">BR241917625998Y</text:p>
        </text:list-item>
        <text:list-item>
          <text:p text:style-name="P377">BR242403804908S</text:p>
        </text:list-item>
        <text:list-item>
          <text:p text:style-name="P378">BR2448805932932</text:p>
        </text:list-item>
        <text:list-item>
          <text:p text:style-name="P379">BR242179483556E</text:p>
        </text:list-item>
        <text:list-item>
          <text:p text:style-name="P380">BR248459838599S</text:p>
        </text:list-item>
        <text:list-item>
          <text:p text:style-name="P381">BR245126292026I</text:p>
        </text:list-item>
        <text:list-item>
          <text:p text:style-name="P382">BR2425269519530</text:p>
        </text:list-item>
        <text:list-item>
          <text:p text:style-name="P383">BR243866245396B</text:p>
        </text:list-item>
        <text:list-item>
          <text:p text:style-name="P384">BR240276041048C</text:p>
        </text:list-item>
        <text:list-item>
          <text:p text:style-name="P385">BR249855689269D</text:p>
        </text:list-item>
        <text:list-item>
          <text:p text:style-name="P386">BR246309036119Y</text:p>
        </text:list-item>
        <text:list-item>
          <text:p text:style-name="P387">BR244660486375X</text:p>
        </text:list-item>
        <text:list-item>
          <text:p text:style-name="P388">BR241781007296R</text:p>
        </text:list-item>
        <text:list-item>
          <text:p text:style-name="P389">BR248242434011C</text:p>
        </text:list-item>
        <text:list-item>
          <text:p text:style-name="P390">BR2411811335282</text:p>
        </text:list-item>
        <text:list-item>
          <text:p text:style-name="P391">BR249735419982K</text:p>
        </text:list-item>
        <text:list-item>
          <text:p text:style-name="P392">BR2496852848861</text:p>
        </text:list-item>
        <text:list-item>
          <text:p text:style-name="P393">BR244400732769U</text:p>
        </text:list-item>
        <text:list-item>
          <text:p text:style-name="P394">BR2496472388268</text:p>
        </text:list-item>
        <text:list-item>
          <text:p text:style-name="P395">BR2415303088631</text:p>
        </text:list-item>
        <text:list-item>
          <text:p text:style-name="P396">BR246501571795C</text:p>
        </text:list-item>
        <text:list-item>
          <text:p text:style-name="P397">BR2424739836767</text:p>
        </text:list-item>
        <text:list-item>
          <text:p text:style-name="P398">BR248590321701B</text:p>
        </text:list-item>
        <text:list-item>
          <text:p text:style-name="P399">BR243475358942B</text:p>
        </text:list-item>
        <text:list-item>
          <text:p text:style-name="P400">BR249921575095Y</text:p>
        </text:list-item>
        <text:list-item>
          <text:p text:style-name="P401">BR245728021431Z</text:p>
        </text:list-item>
        <text:list-item>
          <text:p text:style-name="P402">BR2410111006715</text:p>
        </text:list-item>
        <text:list-item>
          <text:p text:style-name="P403">BR246835815270U</text:p>
        </text:list-item>
        <text:list-item>
          <text:p text:style-name="P404">BR2461804171100</text:p>
        </text:list-item>
        <text:list-item>
          <text:p text:style-name="P405">BR249258620145D</text:p>
        </text:list-item>
        <text:list-item>
          <text:p text:style-name="P406">BR249485620958W</text:p>
        </text:list-item>
        <text:list-item>
          <text:p text:style-name="P407">BR242457327289X</text:p>
        </text:list-item>
        <text:list-item>
          <text:p text:style-name="P408">BR241188857201Z</text:p>
        </text:list-item>
        <text:list-item>
          <text:p text:style-name="P409">BR241607793994V</text:p>
        </text:list-item>
        <text:list-item>
          <text:p text:style-name="P410">BR248733021513D</text:p>
        </text:list-item>
        <text:list-item>
          <text:p text:style-name="P411">BR241119511102Y</text:p>
        </text:list-item>
        <text:list-item>
          <text:p text:style-name="P412">BR242395836471E</text:p>
        </text:list-item>
        <text:list-item>
          <text:p text:style-name="P413">BR245332215540X</text:p>
        </text:list-item>
        <text:list-item>
          <text:p text:style-name="P414">BR2404020608552</text:p>
        </text:list-item>
        <text:list-item>
          <text:p text:style-name="P415">BR244477177535F</text:p>
        </text:list-item>
        <text:list-item>
          <text:p text:style-name="P416">BR249356194881B</text:p>
        </text:list-item>
        <text:list-item>
          <text:p text:style-name="P417">BR241556924898Z</text:p>
        </text:list-item>
        <text:list-item>
          <text:p text:style-name="P418">BR242468240081H</text:p>
        </text:list-item>
        <text:list-item>
          <text:p text:style-name="P419">BR241364907139A</text:p>
        </text:list-item>
        <text:list-item>
          <text:p text:style-name="P420">BR247983828656G</text:p>
        </text:list-item>
        <text:list-item>
          <text:p text:style-name="P421">BR242399771656F</text:p>
        </text:list-item>
        <text:list-item>
          <text:p text:style-name="P422">BR243797196947A</text:p>
        </text:list-item>
        <text:list-item>
          <text:p text:style-name="P423">BR245525410823Q</text:p>
        </text:list-item>
        <text:list-item>
          <text:p text:style-name="P424">BR245356669336X</text:p>
        </text:list-item>
        <text:list-item>
          <text:p text:style-name="P425">BR242604590440Y</text:p>
        </text:list-item>
        <text:list-item>
          <text:p text:style-name="P426">BR2442754848149</text:p>
        </text:list-item>
        <text:list-item>
          <text:p text:style-name="P427">BR241575463585C</text:p>
        </text:list-item>
        <text:list-item>
          <text:p text:style-name="P428">BR248431194972Y</text:p>
        </text:list-item>
        <text:list-item>
          <text:p text:style-name="P429">BR246653017713B</text:p>
        </text:list-item>
        <text:list-item>
          <text:p text:style-name="P430">BR247345896329J</text:p>
        </text:list-item>
        <text:list-item>
          <text:p text:style-name="P431">BR2499803620807</text:p>
        </text:list-item>
        <text:list-item>
          <text:p text:style-name="P432">BR241563451858W</text:p>
        </text:list-item>
        <text:list-item>
          <text:p text:style-name="P433">BR2470422301178</text:p>
        </text:list-item>
        <text:list-item>
          <text:p text:style-name="P434">BR243672965276K</text:p>
        </text:list-item>
        <text:list-item>
          <text:p text:style-name="P435">BR240307916198O</text:p>
        </text:list-item>
        <text:list-item>
          <text:p text:style-name="P436">BR242830896016R</text:p>
        </text:list-item>
        <text:list-item>
          <text:p text:style-name="P437">BR242376793570O</text:p>
        </text:list-item>
        <text:list-item>
          <text:p text:style-name="P438">BR247276551279Z</text:p>
        </text:list-item>
        <text:list-item>
          <text:p text:style-name="P439">BR2469827061512</text:p>
        </text:list-item>
        <text:list-item>
          <text:p text:style-name="P440">BR2441321619341</text:p>
        </text:list-item>
        <text:list-item>
          <text:p text:style-name="P441">BR242522601433N</text:p>
        </text:list-item>
        <text:list-item>
          <text:p text:style-name="P442">BR243397914766Q</text:p>
        </text:list-item>
        <text:list-item>
          <text:p text:style-name="P443">BR2485985458446</text:p>
        </text:list-item>
        <text:list-item>
          <text:p text:style-name="P444">BR248932040007W</text:p>
        </text:list-item>
        <text:list-item>
          <text:p text:style-name="P445"><text:span text:style-name="T446">BR243134229294B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40 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5T20:19:00Z</meta:creation-date>
    <dc:date>2024-07-25T20:19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50" meta:character-count="2236" meta:row-count="15" meta:non-whitespace-character-count="1890"/>
  </office:meta>
</office:document-meta>
</file>